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ormulaBuilder.setupExpression( String formu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ulaBuilder.build( Element algorith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FormulaBuil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FormulaBuilder.setupExpression( String formula , SimpleFormula alg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Formula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